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reating the database</text:h>
      <text:p text:style-name="Text_20_body">In order to recreate the database, there are some steps to follow. The general idea is to update the tables, and to load the initial data again.</text:p>
      <text:list text:style-name="L1">
        <text:list-item>
          <text:p text:style-name="P1">To update the tables, this will also delete the all data in the database</text:p>
          <text:p text:style-name="P1">&gt;manage.py reset search</text:p>
        </text:list-item>
        <text:list-item>
          <text:p text:style-name="P1">To load the inital into database</text:p>
          <text:p text:style-name="P1">&gt;manage.py loaddata stock_properties.json</text:p>
        </text:list-item>
        <text:list-item>
          <text:p text:style-name="P1"/>
          <text:p text:style-name="P1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Kereena Davidsen</dc:creator>
    <dc:date>2008-09-24T11:41:59</dc:date>
    <meta:editing-cycles>1</meta:editing-cycles>
    <meta:editing-duration>PT12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57" meta:character-count="335"/>
  </office:meta>
</office:document-meta>
</file>